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language="en" fo:country="US" officeooo:rsid="0014213a" officeooo:paragraph-rsid="0014213a"/>
    </style:style>
    <style:style style:name="P2" style:family="paragraph" style:parent-style-name="Text_20_body">
      <style:text-properties fo:language="en" fo:country="US" officeooo:rsid="00159c29" officeooo:paragraph-rsid="00159c29"/>
    </style:style>
    <style:style style:name="P3" style:family="paragraph" style:parent-style-name="Text_20_body">
      <style:text-properties fo:language="en" fo:country="US" officeooo:rsid="001773f5" officeooo:paragraph-rsid="001773f5"/>
    </style:style>
    <style:style style:name="P4" style:family="paragraph" style:parent-style-name="Text_20_body">
      <style:text-properties fo:language="en" fo:country="US" officeooo:paragraph-rsid="001d828a"/>
    </style:style>
    <style:style style:name="P5" style:family="paragraph" style:parent-style-name="Heading_20_1">
      <style:text-properties fo:language="en" fo:country="US" officeooo:rsid="00159c29" officeooo:paragraph-rsid="00159c29"/>
    </style:style>
    <style:style style:name="P6" style:family="paragraph" style:parent-style-name="Heading_20_1">
      <style:text-properties fo:language="en" fo:country="US" officeooo:rsid="001773f5" officeooo:paragraph-rsid="001773f5"/>
    </style:style>
    <style:style style:name="P7" style:family="paragraph" style:parent-style-name="Heading_20_1">
      <style:text-properties fo:language="en" fo:country="US" officeooo:rsid="001d828a" officeooo:paragraph-rsid="001d828a"/>
    </style:style>
    <style:style style:name="P8" style:family="paragraph" style:parent-style-name="Heading_20_1">
      <style:text-properties fo:language="en" fo:country="US" officeooo:rsid="001e0032" officeooo:paragraph-rsid="001e0032"/>
    </style:style>
    <style:style style:name="P9" style:family="paragraph" style:parent-style-name="Text_20_body">
      <style:text-properties fo:language="en" fo:country="US" officeooo:rsid="0014213a" officeooo:paragraph-rsid="0014213a"/>
    </style:style>
    <style:style style:name="P10" style:family="paragraph" style:parent-style-name="Text_20_body" style:list-style-name="L1">
      <style:text-properties fo:language="en" fo:country="US" officeooo:rsid="00290df5" officeooo:paragraph-rsid="00290df5"/>
    </style:style>
    <style:style style:name="P11" style:family="paragraph" style:parent-style-name="Text_20_body" style:list-style-name="L1">
      <style:text-properties fo:language="en" fo:country="US" officeooo:rsid="002aff01" officeooo:paragraph-rsid="002aff01"/>
    </style:style>
    <style:style style:name="P12" style:family="paragraph" style:parent-style-name="Text_20_body">
      <style:text-properties fo:language="en" fo:country="US" officeooo:paragraph-rsid="001d828a"/>
    </style:style>
    <style:style style:name="P13" style:family="paragraph" style:parent-style-name="Text_20_body" style:list-style-name="L1">
      <style:text-properties fo:language="en" fo:country="US" officeooo:rsid="002c7d3e" officeooo:paragraph-rsid="002c7d3e"/>
    </style:style>
    <style:style style:name="P14" style:family="paragraph" style:parent-style-name="Text_20_body" style:list-style-name="L2">
      <style:text-properties officeooo:paragraph-rsid="002c7d3e"/>
    </style:style>
    <style:style style:name="T1" style:family="text">
      <style:text-properties officeooo:rsid="002aff01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2c7d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ster Thesis Problem Statement </text:p>
      <text:p text:style-name="P9">by Botond Ortutay</text:p>
      <text:h text:style-name="P5" text:outline-level="1">Academic Goals</text:h>
      <text:p text:style-name="P2">I wish to write this thesis on integrating computer vision into a client-server architecture, where the image data is generated by the client, but processed by the server. Such a solution could be useful in a software system which has its frontend running on a low powered AR glass. The academic goals of such a thesis could be to examine both the technical and the economical feasibility of developing such a system.</text:p>
      <text:h text:style-name="P6" text:outline-level="1">Practical Goals</text:h>
      <text:p text:style-name="P3">This thesis is done with the intent of using its output in a future business operation. I am currently involved in a startup that aims to create an AI assistant tool for laboratory work that will work with an AR-based UI. The practical goals for this thesis would be to develop the parts of this software that serve the academic goals. They will later be used for a commercial purpose.</text:p>
      <text:h text:style-name="P7" text:outline-level="1">Research Questions (2-4)</text:h>
      <text:p text:style-name="P4">Given a software system where video gets captured on an AR-glass, gets sent to a server for analysis with computer vision tools, and gets sent back to an AR UI</text:p>
      <text:p text:style-name="P4"/>
      <text:p text:style-name="P4">RQ1: What are the technological bottlenecks in the implementation of such a system?</text:p>
      <text:p text:style-name="P4">RQ2: How usable is the system in terms of</text:p>
      <text:list text:style-name="L2">
        <text:list-item>
          <text:p text:style-name="P14"><text:span text:style-name="T2">battery time?</text:span></text:p>
        </text:list-item>
        <text:list-item>
          <text:p text:style-name="P14"><text:span text:style-name="T2">Latencies?</text:span></text:p>
        </text:list-item>
        <text:list-item>
          <text:p text:style-name="P14"><text:span text:style-name="T3">(G</text:span><text:span text:style-name="T2">eneral user experience?)</text:span></text:p>
        </text:list-item>
      </text:list>
      <text:p text:style-name="P4">RQ3: Could such a solution be scaled economically?</text:p>
      <text:h text:style-name="P8" text:outline-level="1">Research Methodology</text:h>
      <text:list text:style-name="L1">
        <text:list-item>
          <text:p text:style-name="P10">A Literature Review of similar projects with the aim of uncovering challenges other people had when building similar projects</text:p>
        </text:list-item>
        <text:list-item>
          <text:p text:style-name="P10">An example implementation of a software architecture that meets the goals <text:span text:style-name="T1">with a focus on the problem points uncovered by the literature review</text:span></text:p>
          <text:list>
            <text:list-item>
              <text:p text:style-name="P13">An analysis of the completed system (measuring battery time, latency, etc)</text:p>
            </text:list-item>
          </text:list>
        </text:list-item>
        <text:list-item>
          <text:p text:style-name="P11">A Cost-Benefit analysis to study economical feasibility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i" fo:country="FI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i" fo:country="FI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5:17:58.932071204</meta:creation-date>
    <dc:date>2024-10-04T11:42:16.360199864</dc:date>
    <meta:editing-duration>PT14H35M55S</meta:editing-duration>
    <meta:editing-cycles>9</meta:editing-cycles>
    <meta:generator>LibreOffice/24.2.6.2$Linux_X86_64 LibreOffice_project/420$Build-2</meta:generator>
    <meta:document-statistic meta:table-count="0" meta:image-count="0" meta:object-count="0" meta:page-count="1" meta:paragraph-count="19" meta:word-count="291" meta:character-count="1713" meta:non-whitespace-character-count="1447"/>
  </office:meta>
</office:document-meta>
</file>